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troduction of Computer </text:span></text:p>
      <text:p text:style-name="P1"><text:span text:style-name="T2">Homework 5 Report</text:span></text:p>
      <text:p text:style-name="Standard"><text:span text:style-name="T3">Name:</text:span></text:p>
      <text:p text:style-name="Standard"><text:span text:style-name="T3">Student ID:</text:span></text:p>
      <text:p text:style-name="Standard"/>
      <text:p text:style-name="Standard">Your tensorflow version:</text:p>
      <text:p text:style-name="Standard">Keras version:</text:p>
      <text:p text:style-name="Standard">Environment (Windows 10 / MacOS / Linux): </text:p>
      <text:p text:style-name="Standard"/>
      <text:list xml:id="list3429780843" text:style-name="WWNum1">
        <text:list-item>
          <text:p text:style-name="P2"><text:span text:style-name="T4">Verify Installation (30%)</text:span></text:p>
        </text:list-item>
      </text:list>
      <text:p text:style-name="P5"><text:span text:style-name="T3">To verify your tensorflow installation, open the python shell and import the package “keras”. There should be a message showing that keras is using the tensorflow backend. Please paste the screenshot here. </text:span></text:p>
      <text:p text:style-name="P6"/>
      <text:list xml:id="list2842403530" text:style-name="WWNum3">
        <text:list-item>
          <text:p text:style-name="P3"><text:span text:style-name="T4">Classification with Neural Network</text:span></text:p>
        </text:list-item>
      </text:list>
      <text:list xml:id="list1081802146" text:style-name="WWNum2">
        <text:list-item>
          <text:p text:style-name="P4"><text:span text:style-name="T3">The structure of your best model. (10%) </text:span></text:p>
        </text:list-item>
        <text:list-item>
          <text:p text:style-name="P4"><text:span text:style-name="T3">Training accuracy. (5%)</text:span></text:p>
        </text:list-item>
        <text:list-item>
          <text:p text:style-name="P4"><text:span text:style-name="T3">How do you determine the termination of training ? <text:s/>(10%)</text:span></text:p>
        </text:list-item>
        <text:list-item>
          <text:p text:style-name="P4"><text:span text:style-name="T3">How do you determine which model structure is better ? (10%)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7" meta:character-count="593" meta:non-whitespace-character-count="511"/>
    <meta:generator>LibreOfficeDev/6.0.5.2$Linux_X86_64 LibreOffice_project/</meta:generator>
  </office:meta>
</office:document-meta>
</file>